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2.1783in"/>
    </style:style>
    <style:style style:name="co8" style:family="table-column">
      <style:table-column-properties fo:break-before="auto" style:column-width="2.5425in"/>
    </style:style>
    <style:style style:name="co9" style:family="table-column">
      <style:table-column-properties fo:break-before="auto" style:column-width="0.6972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1.1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8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9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2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1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1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ON ACTCODE" table:style-name="ta1" table:print="false">
        <table:table-column table:style-name="co5" table:default-cell-style-name="ce1"/>
        <table:table-column table:style-name="co7" table:default-cell-style-name="ce1"/>
        <table:table-column table:style-name="co7" table:default-cell-style-name="ce2"/>
        <table:table-column table:style-name="co5" table:default-cell-style-name="ce3"/>
        <table:table-column table:style-name="co5" table:number-columns-repeated="1020" table:default-cell-style-name="ce2"/>
        <table:table-row table:style-name="ro2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2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2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2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2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2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2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2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2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2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2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2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3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3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2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office:value-type="string">
            <text:p>TURN AROUND</text:p>
          </table:table-cell>
          <table:table-cell office:value-type="string">
            <text:p>(Facing Backwards) 6</text:p>
          </table:table-cell>
          <table:table-cell table:number-columns-repeated="1020"/>
        </table:table-row>
        <table:table-row table:style-name="ro2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2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2">
          <table:table-cell office:value-type="float" office:value="15">
            <text:p>0015</text:p>
          </table:table-cell>
          <table:table-cell table:number-columns-repeated="1023"/>
        </table:table-row>
        <table:table-row table:style-name="ro2">
          <table:table-cell office:value-type="float" office:value="16">
            <text:p>0016</text:p>
          </table:table-cell>
          <table:table-cell table:number-columns-repeated="1023"/>
        </table:table-row>
        <table:table-row table:style-name="ro2">
          <table:table-cell office:value-type="float" office:value="17">
            <text:p>0017</text:p>
          </table:table-cell>
          <table:table-cell table:number-columns-repeated="1023"/>
        </table:table-row>
        <table:table-row table:style-name="ro2">
          <table:table-cell office:value-type="float" office:value="18">
            <text:p>0018</text:p>
          </table:table-cell>
          <table:table-cell table:number-columns-repeated="1023"/>
        </table:table-row>
        <table:table-row table:style-name="ro2">
          <table:table-cell office:value-type="float" office:value="19">
            <text:p>0019</text:p>
          </table:table-cell>
          <table:table-cell table:number-columns-repeated="1023"/>
        </table:table-row>
        <table:table-row table:style-name="ro2">
          <table:table-cell office:value-type="float" office:value="20">
            <text:p>0020</text:p>
          </table:table-cell>
          <table:table-cell table:number-columns-repeated="1023"/>
        </table:table-row>
        <table:table-row table:style-name="ro2">
          <table:table-cell office:value-type="float" office:value="21">
            <text:p>0021</text:p>
          </table:table-cell>
          <table:table-cell table:number-columns-repeated="1023"/>
        </table:table-row>
        <table:table-row table:style-name="ro2">
          <table:table-cell office:value-type="float" office:value="22">
            <text:p>0022</text:p>
          </table:table-cell>
          <table:table-cell table:number-columns-repeated="1023"/>
        </table:table-row>
        <table:table-row table:style-name="ro2">
          <table:table-cell office:value-type="float" office:value="23">
            <text:p>0023</text:p>
          </table:table-cell>
          <table:table-cell table:number-columns-repeated="1023"/>
        </table:table-row>
        <table:table-row table:style-name="ro2">
          <table:table-cell office:value-type="float" office:value="24">
            <text:p>0024</text:p>
          </table:table-cell>
          <table:table-cell table:number-columns-repeated="1023"/>
        </table:table-row>
        <table:table-row table:style-name="ro2">
          <table:table-cell office:value-type="float" office:value="25">
            <text:p>0025</text:p>
          </table:table-cell>
          <table:table-cell table:number-columns-repeated="1023"/>
        </table:table-row>
        <table:table-row table:style-name="ro2">
          <table:table-cell office:value-type="float" office:value="26">
            <text:p>0026</text:p>
          </table:table-cell>
          <table:table-cell table:number-columns-repeated="1023"/>
        </table:table-row>
        <table:table-row table:style-name="ro2">
          <table:table-cell office:value-type="float" office:value="27">
            <text:p>0027</text:p>
          </table:table-cell>
          <table:table-cell table:number-columns-repeated="1023"/>
        </table:table-row>
        <table:table-row table:style-name="ro2">
          <table:table-cell office:value-type="float" office:value="28">
            <text:p>0028</text:p>
          </table:table-cell>
          <table:table-cell table:number-columns-repeated="1023"/>
        </table:table-row>
        <table:table-row table:style-name="ro2">
          <table:table-cell office:value-type="float" office:value="29">
            <text:p>0029</text:p>
          </table:table-cell>
          <table:table-cell table:number-columns-repeated="1023"/>
        </table:table-row>
        <table:table-row table:style-name="ro2">
          <table:table-cell office:value-type="string">
            <text:p>002A</text:p>
          </table:table-cell>
          <table:table-cell table:number-columns-repeated="1023"/>
        </table:table-row>
        <table:table-row table:style-name="ro2">
          <table:table-cell office:value-type="string">
            <text:p>002B</text:p>
          </table:table-cell>
          <table:table-cell table:number-columns-repeated="1023"/>
        </table:table-row>
        <table:table-row table:style-name="ro2">
          <table:table-cell office:value-type="string">
            <text:p>002C</text:p>
          </table:table-cell>
          <table:table-cell table:number-columns-repeated="1023"/>
        </table:table-row>
        <table:table-row table:style-name="ro2">
          <table:table-cell office:value-type="string">
            <text:p>002D</text:p>
          </table:table-cell>
          <table:table-cell table:number-columns-repeated="1023"/>
        </table:table-row>
        <table:table-row table:style-name="ro2">
          <table:table-cell office:value-type="string">
            <text:p>002E</text:p>
          </table:table-cell>
          <table:table-cell table:number-columns-repeated="1023"/>
        </table:table-row>
        <table:table-row table:style-name="ro2">
          <table:table-cell office:value-type="string">
            <text:p>002F</text:p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 table:print="false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2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5"/>
        </table:table-row>
        <table:table-row table:style-name="ro2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6" table:style-name="ta1" table:print="false">
        <table:table-column table:style-name="co5" table:number-columns-repeated="7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82c54f34</text:p>
          </table:table-cell>
          <table:table-cell office:value-type="float" office:value="3">
            <text:p>3</text:p>
          </table:table-cell>
          <table:table-cell office:value-type="string">
            <text:p>undefined1</text:p>
          </table:table-cell>
          <table:table-cell office:value-type="string">
            <text:p>0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5</text:p>
          </table:table-cell>
          <table:table-cell office:value-type="float" office:value="6">
            <text:p>6</text:p>
          </table:table-cell>
          <table:table-cell office:value-type="string">
            <text:p>undefined1</text:p>
          </table:table-cell>
          <table:table-cell office:value-type="string">
            <text:p>06h</text:p>
          </table:table-cell>
          <table:table-cell office:value-type="string">
            <text:p>0x6</text:p>
          </table:table-cell>
          <table:table-cell office:value-type="string">
            <text:p>GENF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6</text:p>
          </table:table-cell>
          <table:table-cell office:value-type="float" office:value="7">
            <text:p>7</text:p>
          </table:table-cell>
          <table:table-cell office:value-type="string">
            <text:p>??</text:p>
          </table:table-cell>
          <table:table-cell office:value-type="string">
            <text:p>0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82c54f37</text:p>
          </table:table-cell>
          <table:table-cell office:value-type="float" office:value="8">
            <text:p>8</text:p>
          </table:table-cell>
          <table:table-cell office:value-type="string">
            <text:p>??</text:p>
          </table:table-cell>
          <table:table-cell office:value-type="string">
            <text:p>0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82c54f38</text:p>
          </table:table-cell>
          <table:table-cell office:value-type="float" office:value="11">
            <text:p>11</text:p>
          </table:table-cell>
          <table:table-cell office:value-type="string">
            <text:p>??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9</text:p>
          </table:table-cell>
          <table:table-cell office:value-type="float" office:value="12">
            <text:p>12</text:p>
          </table:table-cell>
          <table:table-cell office:value-type="string">
            <text:p>??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a</text:p>
          </table:table-cell>
          <table:table-cell office:value-type="string">
            <text:p>ff</text:p>
          </table:table-cell>
          <table:table-cell office:value-type="string">
            <text:p>??</text:p>
          </table:table-cell>
          <table:table-cell office:value-type="string">
            <text:p>FFh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82c54f3b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office:value-type="string">
            <text:p>00h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5" table:default-cell-style-name="ce6"/>
        <table:table-column table:style-name="co5" table:default-cell-style-name="Default"/>
        <table:table-column table:style-name="co12" table:default-cell-style-name="Default"/>
        <table:table-row table:style-name="ro2"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6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6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6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6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6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1" table:style-name="ta1" table:print="false">
        <table:table-column table:style-name="co5" table:number-columns-repeated="7" table:default-cell-style-name="Default"/>
        <table:table-column table:style-name="co5" table:default-cell-style-name="ce8"/>
        <table:table-row table:style-name="ro2">
          <table:table-cell/>
          <table:table-cell office:value-type="string">
            <text:p>Unlocked_Characters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831a0ad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0</text:p>
          </table:table-cell>
          <table:table-cell office:value-type="string">
            <text:p>ZACK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1</text:p>
          </table:table-cell>
          <table:table-cell office:value-type="string">
            <text:p>TIN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2</text:p>
          </table:table-cell>
          <table:table-cell office:value-type="string">
            <text:p>JANNLE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3</text:p>
          </table:table-cell>
          <table:table-cell office:value-type="string">
            <text:p>EI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d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4</text:p>
          </table:table-cell>
          <table:table-cell office:value-type="string">
            <text:p>HAYABUS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5</text:p>
          </table:table-cell>
          <table:table-cell office:value-type="string">
            <text:p>KASU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6</text:p>
          </table:table-cell>
          <table:table-cell office:value-type="string">
            <text:p>GENF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0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7</text:p>
          </table:table-cell>
          <table:table-cell office:value-type="string">
            <text:p>HELENA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1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8</text:p>
          </table:table-cell>
          <table:table-cell office:value-type="string">
            <text:p>LEO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2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9</text:p>
          </table:table-cell>
          <table:table-cell office:value-type="string">
            <text:p>BASS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3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C</text:p>
          </table:table-cell>
          <table:table-cell office:value-type="string">
            <text:p>LEIFANG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D</text:p>
          </table:table-cell>
          <table:table-cell office:value-type="string">
            <text:p>AYAN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5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6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7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8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B</text:p>
          </table:table-cell>
          <table:table-cell office:value-type="string">
            <text:p>HAYAT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A</text:p>
          </table:table-cell>
          <table:table-cell office:value-type="string">
            <text:p>KOKORO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E</text:p>
          </table:table-cell>
          <table:table-cell office:value-type="string">
            <text:p>ELIOT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F</text:p>
          </table:table-cell>
          <table:table-cell office:value-type="string">
            <text:p>L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office:value-type="float" office:value="0">
            <text:p>00</text:p>
          </table:table-cell>
        </table:table-row>
      </table:table>
      <table:table table:name="720x480 hex" table:style-name="ta1" table:print="false">
        <table:table-column table:style-name="co5" table:default-cell-style-name="ce9"/>
        <table:table-column table:style-name="co5" table:number-columns-repeated="6" table:default-cell-style-name="Default"/>
        <table:table-row table:style-name="ro1">
          <table:table-cell office:value-type="string">
            <text:p>02d0</text:p>
          </table:table-cell>
          <table:table-cell table:formula="of:=HEX2DEC([.A1])" office:value-type="float" office:value="720">
            <text:p>720</text:p>
          </table:table-cell>
          <table:table-cell table:formula="of:=[.B1]*1.5" office:value-type="float" office:value="1080">
            <text:p>1080</text:p>
          </table:table-cell>
          <table:table-cell table:formula="of:=[.C1]*1.5" office:value-type="float" office:value="1620">
            <text:p>1620</text:p>
          </table:table-cell>
          <table:table-cell table:formula="of:=[.D1]*1.5" office:value-type="float" office:value="2430">
            <text:p>2430</text:p>
          </table:table-cell>
          <table:table-cell table:formula="of:=[.E1]*1.5" office:value-type="float" office:value="3645">
            <text:p>3645</text:p>
          </table:table-cell>
          <table:table-cell table:formula="of:=[.F1]*1.5" office:value-type="float" office:value="5467.5">
            <text:p>5467.5</text:p>
          </table:table-cell>
        </table:table-row>
        <table:table-row table:style-name="ro1">
          <table:table-cell office:value-type="string">
            <text:p>1e0</text:p>
          </table:table-cell>
          <table:table-cell table:formula="of:=HEX2DEC([.A2])" office:value-type="float" office:value="480">
            <text:p>480</text:p>
          </table:table-cell>
          <table:table-cell table:formula="of:=[.B2]*1.5" office:value-type="float" office:value="720">
            <text:p>720</text:p>
          </table:table-cell>
          <table:table-cell table:formula="of:=[.C2]*1.5" office:value-type="float" office:value="1080">
            <text:p>1080</text:p>
          </table:table-cell>
          <table:table-cell table:formula="of:=[.D2]*1.5" office:value-type="float" office:value="1620">
            <text:p>1620</text:p>
          </table:table-cell>
          <table:table-cell table:formula="of:=[.E2]*1.5" office:value-type="float" office:value="2430">
            <text:p>2430</text:p>
          </table:table-cell>
          <table:table-cell table:formula="of:=[.F2]*1.5" office:value-type="float" office:value="3645">
            <text:p>3645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1" table:print="false">
        <table:table-column table:style-name="co5" table:number-columns-repeated="1024" table:default-cell-style-name="ce6"/>
        <table:table-row table:style-name="ro1">
          <table:table-cell table:formula="of:=HEX2DEC([.C1])" office:value-type="float" office:value="0">
            <text:p>0</text:p>
          </table:table-cell>
          <table:table-cell office:value-type="string">
            <text:p>82c23a8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 table:number-columns-repeated="1017"/>
        </table:table-row>
        <table:table-row table:style-name="ro1">
          <table:table-cell table:formula="of:=HEX2DEC([.C2])" office:value-type="float" office:value="1">
            <text:p>1</text:p>
          </table:table-cell>
          <table:table-cell office:value-type="string">
            <text:p>82c23a85</text:p>
          </table:table-cell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1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 table:number-columns-repeated="1017"/>
        </table:table-row>
        <table:table-row table:style-name="ro1">
          <table:table-cell table:formula="of:=HEX2DEC([.C3])" office:value-type="float" office:value="2">
            <text:p>2</text:p>
          </table:table-cell>
          <table:table-cell office:value-type="string">
            <text:p>82c23a86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table:number-columns-repeated="1016"/>
        </table:table-row>
        <table:table-row table:style-name="ro1">
          <table:table-cell table:formula="of:=HEX2DEC([.C4])" office:value-type="float" office:value="3">
            <text:p>3</text:p>
          </table:table-cell>
          <table:table-cell office:value-type="string">
            <text:p>82c23a87</text:p>
          </table:table-cell>
          <table:table-cell office:value-type="float" office:value="3">
            <text:p>3</text:p>
          </table:table-cell>
          <table:table-cell office:value-type="string">
            <text:p>db</text:p>
          </table:table-cell>
          <table:table-cell office:value-type="string">
            <text:p>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 table:number-columns-repeated="1017"/>
        </table:table-row>
        <table:table-row table:style-name="ro1">
          <table:table-cell table:formula="of:=HEX2DEC([.C5])" office:value-type="float" office:value="4">
            <text:p>4</text:p>
          </table:table-cell>
          <table:table-cell office:value-type="string">
            <text:p>82c23a88</text:p>
          </table:table-cell>
          <table:table-cell office:value-type="float" office:value="4">
            <text:p>4</text:p>
          </table:table-cell>
          <table:table-cell office:value-type="string">
            <text:p>db</text:p>
          </table:table-cell>
          <table:table-cell office:value-type="string">
            <text:p>4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 table:number-columns-repeated="1017"/>
        </table:table-row>
        <table:table-row table:style-name="ro1">
          <table:table-cell table:formula="of:=HEX2DEC([.C6])" office:value-type="float" office:value="5">
            <text:p>5</text:p>
          </table:table-cell>
          <table:table-cell office:value-type="string">
            <text:p>82c23a89</text:p>
          </table:table-cell>
          <table:table-cell office:value-type="float" office:value="5">
            <text:p>5</text:p>
          </table:table-cell>
          <table:table-cell office:value-type="string">
            <text:p>db</text:p>
          </table:table-cell>
          <table:table-cell office:value-type="string">
            <text:p>5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 table:number-columns-repeated="1017"/>
        </table:table-row>
        <table:table-row table:style-name="ro1">
          <table:table-cell table:formula="of:=HEX2DEC([.C7])" office:value-type="float" office:value="6">
            <text:p>6</text:p>
          </table:table-cell>
          <table:table-cell office:value-type="string">
            <text:p>82c23a8a</text:p>
          </table:table-cell>
          <table:table-cell office:value-type="float" office:value="6">
            <text:p>6</text:p>
          </table:table-cell>
          <table:table-cell office:value-type="string">
            <text:p>db</text:p>
          </table:table-cell>
          <table:table-cell office:value-type="string">
            <text:p>6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table:number-columns-repeated="1016"/>
        </table:table-row>
        <table:table-row table:style-name="ro1">
          <table:table-cell table:formula="of:=HEX2DEC([.C8])" office:value-type="float" office:value="7">
            <text:p>7</text:p>
          </table:table-cell>
          <table:table-cell office:value-type="string">
            <text:p>82c23a8b</text:p>
          </table:table-cell>
          <table:table-cell office:value-type="float" office:value="7">
            <text:p>7</text:p>
          </table:table-cell>
          <table:table-cell office:value-type="string">
            <text:p>db</text:p>
          </table:table-cell>
          <table:table-cell office:value-type="string">
            <text:p>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 table:number-columns-repeated="1017"/>
        </table:table-row>
        <table:table-row table:style-name="ro1">
          <table:table-cell table:formula="of:=HEX2DEC([.C9])" office:value-type="float" office:value="8">
            <text:p>8</text:p>
          </table:table-cell>
          <table:table-cell office:value-type="string">
            <text:p>82c23a8c</text:p>
          </table:table-cell>
          <table:table-cell office:value-type="float" office:value="8">
            <text:p>8</text:p>
          </table:table-cell>
          <table:table-cell office:value-type="string">
            <text:p>db</text:p>
          </table:table-cell>
          <table:table-cell office:value-type="string">
            <text:p>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 table:number-columns-repeated="1017"/>
        </table:table-row>
        <table:table-row table:style-name="ro1">
          <table:table-cell table:formula="of:=HEX2DEC([.C10])" office:value-type="float" office:value="9">
            <text:p>9</text:p>
          </table:table-cell>
          <table:table-cell office:value-type="string">
            <text:p>82c23a8d</text:p>
          </table:table-cell>
          <table:table-cell office:value-type="float" office:value="9">
            <text:p>9</text:p>
          </table:table-cell>
          <table:table-cell office:value-type="string">
            <text:p>db</text:p>
          </table:table-cell>
          <table:table-cell office:value-type="string">
            <text:p>9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 table:number-columns-repeated="1017"/>
        </table:table-row>
        <table:table-row table:style-name="ro1">
          <table:table-cell table:formula="of:=HEX2DEC([.C11])" office:value-type="float" office:value="10">
            <text:p>10</text:p>
          </table:table-cell>
          <table:table-cell office:value-type="string">
            <text:p>82c23a96</text:p>
          </table:table-cell>
          <table:table-cell office:value-type="string">
            <text:p>0a</text:p>
          </table:table-cell>
          <table:table-cell office:value-type="string">
            <text:p>db</text:p>
          </table:table-cell>
          <table:table-cell office:value-type="string">
            <text:p>A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 table:number-columns-repeated="1017"/>
        </table:table-row>
        <table:table-row table:style-name="ro4">
          <table:table-cell table:formula="of:=HEX2DEC([.C12])" office:value-type="float" office:value="11">
            <text:p>11</text:p>
          </table:table-cell>
          <table:table-cell office:value-type="string">
            <text:p>82c23a93</text:p>
          </table:table-cell>
          <table:table-cell office:value-type="string">
            <text:p>0b</text:p>
          </table:table-cell>
          <table:table-cell office:value-type="string">
            <text:p>db</text:p>
          </table:table-cell>
          <table:table-cell office:value-type="string">
            <text:p>B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 table:number-columns-repeated="1017"/>
        </table:table-row>
        <table:table-row table:style-name="ro1">
          <table:table-cell table:formula="of:=HEX2DEC([.C13])" office:value-type="float" office:value="12">
            <text:p>12</text:p>
          </table:table-cell>
          <table:table-cell office:value-type="string">
            <text:p>82c23a8e</text:p>
          </table:table-cell>
          <table:table-cell office:value-type="string">
            <text:p>0c</text:p>
          </table:table-cell>
          <table:table-cell office:value-type="string">
            <text:p>db</text:p>
          </table:table-cell>
          <table:table-cell office:value-type="string">
            <text:p>C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 table:number-columns-repeated="1017"/>
        </table:table-row>
        <table:table-row table:style-name="ro4">
          <table:table-cell table:formula="of:=HEX2DEC([.C14])" office:value-type="float" office:value="13">
            <text:p>13</text:p>
          </table:table-cell>
          <table:table-cell office:value-type="string">
            <text:p>82c23a8f</text:p>
          </table:table-cell>
          <table:table-cell office:value-type="string">
            <text:p>0d</text:p>
          </table:table-cell>
          <table:table-cell office:value-type="string">
            <text:p>db</text:p>
          </table:table-cell>
          <table:table-cell office:value-type="string">
            <text:p>D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 table:number-columns-repeated="1017"/>
        </table:table-row>
        <table:table-row table:style-name="ro1">
          <table:table-cell table:formula="of:=HEX2DEC([.C15])" office:value-type="float" office:value="14">
            <text:p>14</text:p>
          </table:table-cell>
          <table:table-cell office:value-type="string">
            <text:p>82c23a97</text:p>
          </table:table-cell>
          <table:table-cell office:value-type="string">
            <text:p>0e</text:p>
          </table:table-cell>
          <table:table-cell office:value-type="string">
            <text:p>db</text:p>
          </table:table-cell>
          <table:table-cell office:value-type="string">
            <text:p>E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 table:number-columns-repeated="1017"/>
        </table:table-row>
        <table:table-row table:style-name="ro4">
          <table:table-cell table:formula="of:=HEX2DEC([.C16])" office:value-type="float" office:value="15">
            <text:p>15</text:p>
          </table:table-cell>
          <table:table-cell office:value-type="string">
            <text:p>82c23a98</text:p>
          </table:table-cell>
          <table:table-cell office:value-type="string">
            <text:p>0f</text:p>
          </table:table-cell>
          <table:table-cell office:value-type="string">
            <text:p>db</text:p>
          </table:table-cell>
          <table:table-cell office:value-type="string">
            <text:p>F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table:number-columns-repeated="1016"/>
        </table:table-row>
        <table:table-row table:style-name="ro1">
          <table:table-cell table:formula="of:=HEX2DEC([.C17])" office:value-type="float" office:value="16">
            <text:p>16</text:p>
          </table:table-cell>
          <table:table-cell office:value-type="string">
            <text:p>82c23a99</text:p>
          </table:table-cell>
          <table:table-cell office:value-type="float" office:value="10">
            <text:p>10</text:p>
          </table:table-cell>
          <table:table-cell office:value-type="string">
            <text:p>db</text:p>
          </table:table-cell>
          <table:table-cell office:value-type="string">
            <text:p>1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table:number-columns-repeated="1017"/>
        </table:table-row>
        <table:table-row table:style-name="ro1">
          <table:table-cell table:formula="of:=HEX2DEC([.C18])" office:value-type="float" office:value="17">
            <text:p>17</text:p>
          </table:table-cell>
          <table:table-cell office:value-type="string">
            <text:p>82c23a90</text:p>
          </table:table-cell>
          <table:table-cell office:value-type="float" office:value="11">
            <text:p>11</text:p>
          </table:table-cell>
          <table:table-cell office:value-type="string">
            <text:p>db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table:number-columns-repeated="1017"/>
        </table:table-row>
        <table:table-row table:style-name="ro1">
          <table:table-cell table:formula="of:=HEX2DEC([.C19])" office:value-type="float" office:value="18">
            <text:p>18</text:p>
          </table:table-cell>
          <table:table-cell office:value-type="string">
            <text:p>82c23a9a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table:number-columns-repeated="1017"/>
        </table:table-row>
        <table:table-row table:style-name="ro1">
          <table:table-cell table:formula="of:=HEX2DEC([.C20])" office:value-type="float" office:value="19">
            <text:p>19</text:p>
          </table:table-cell>
          <table:table-cell office:value-type="string">
            <text:p>82c23a94</text:p>
          </table:table-cell>
          <table:table-cell office:value-type="float" office:value="13">
            <text:p>13</text:p>
          </table:table-cell>
          <table:table-cell office:value-type="string">
            <text:p>db</text:p>
          </table:table-cell>
          <table:table-cell office:value-type="string">
            <text:p>13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table:number-columns-repeated="1016"/>
        </table:table-row>
        <table:table-row table:style-name="ro1">
          <table:table-cell table:formula="of:=HEX2DEC([.C21])" office:value-type="float" office:value="20">
            <text:p>20</text:p>
          </table:table-cell>
          <table:table-cell office:value-type="string">
            <text:p>82c23a95</text:p>
          </table:table-cell>
          <table:table-cell office:value-type="float" office:value="14">
            <text:p>14</text:p>
          </table:table-cell>
          <table:table-cell office:value-type="string">
            <text:p>db</text:p>
          </table:table-cell>
          <table:table-cell office:value-type="string">
            <text:p>14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table:number-columns-repeated="1017"/>
        </table:table-row>
        <table:table-row table:style-name="ro1">
          <table:table-cell table:formula="of:=HEX2DEC([.C22])" office:value-type="float" office:value="21">
            <text:p>21</text:p>
          </table:table-cell>
          <table:table-cell office:value-type="string">
            <text:p>82c23a92</text:p>
          </table:table-cell>
          <table:table-cell office:value-type="float" office:value="15">
            <text:p>15</text:p>
          </table:table-cell>
          <table:table-cell office:value-type="string">
            <text:p>db</text:p>
          </table:table-cell>
          <table:table-cell office:value-type="string">
            <text:p>15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table:number-columns-repeated="1017"/>
        </table:table-row>
        <table:table-row table:style-name="ro1">
          <table:table-cell table:formula="of:=HEX2DEC([.C23])" office:value-type="float" office:value="24">
            <text:p>24</text:p>
          </table:table-cell>
          <table:table-cell office:value-type="string">
            <text:p>82c23a91</text:p>
          </table:table-cell>
          <table:table-cell office:value-type="float" office:value="18">
            <text:p>18</text:p>
          </table:table-cell>
          <table:table-cell office:value-type="string">
            <text:p>db</text:p>
          </table:table-cell>
          <table:table-cell office:value-type="string">
            <text:p>18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8.A1:Sheet8.H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>
        <number:embedded-text number:position="4">x</number:embedded-text>
      </number:number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0"/>
    </number:number-style>
    <number:number-style style:name="N120">
      <number:number number:decimal-places="0" number:min-integer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3">03/13/2024</text:date>, <text:time>07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3-13T07:29:49.34</dc:date>
    <meta:editing-duration>P8DT17H53M26S</meta:editing-duration>
    <meta:editing-cycles>10</meta:editing-cycles>
    <meta:generator>OpenOffice/4.1.6$Win32 OpenOffice.org_project/416m1$Build-9790</meta:generator>
    <meta:document-statistic meta:table-count="8" meta:cell-count="905" meta:object-count="0"/>
  </office:meta>
</office:document-meta>
</file>